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8-12-14 0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8-1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8-10-07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8-08-1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8-06-02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8-04-12 0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8-02-13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8-01-05 0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11-18 0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9-28 0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8-20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7-25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7-14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6-20 0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5-04 0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4-13 0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3-24 0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3-11 0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2-09 0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7-01-13 0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12-22 0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11-18 0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10-19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9-28 0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8-26 0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7-20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6-22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6-03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5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4-15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3-15 0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3-0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6-01-28 0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11-21 0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10-25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9-30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9-03 0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7-17 0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6-25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5-30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5-05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4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3-10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2-24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5-01-2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12-18 0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12-03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10-0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09-09 0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08-18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06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05-06 0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04-2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03-27 0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01-30 0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4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3-11-19 0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3-09-12 0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3-07-18 0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3-05-22 0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3-04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3-02-14 0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11-03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10-03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09-03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07-2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05-31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04-05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03-15 0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02-1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2-01-12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11-29 0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10-01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09-01 0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07-25 0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06-25 0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06-03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04-29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04-20 0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04-07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03-12 0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1-01-2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12-12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10-21 0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9-29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7-29 0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6-13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6-02 0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5-08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4-10 0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3-20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2-23 0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2-04 0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10-01-06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11-17 0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10-20 0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9-22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9-03 0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8-11 0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7-28 0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7-18 0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6-26 0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5-29 0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4-24 0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3-19 0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3-05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1-3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9-01-13 0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11-05 0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10-03 0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8-14 0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7-31 0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7-01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6-26 0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6-07 0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4-20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4-08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3-25 0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3-11 0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2-09 0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8-01-19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7-12-19 0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7-10-03 0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7-08-15 0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7-07-18 0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7-05-1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7-03-06 0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7-02-12 0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7-01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12-21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11-24 0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1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10-12 0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9-21 0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8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8-03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6-17 0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6-02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5-25 0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4-10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3-22 0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2-1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1-31 0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1-2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6-01-14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12-22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12-06 0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10-28 0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9-28 0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9-12 0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8-10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7-19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7-07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6-05 0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5-26 0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3-28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3-09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5-01-20 0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12-15 0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11-20 0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10-23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9-09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8-24 0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8-17 0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7-20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7-07 0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5-12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4-14 0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3-10 0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2-2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4-01-15 0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3-10-09 0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3-09-11 0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3-07-20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3-06-18 0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3-05-30 0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3-05-11 0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3-04-21 0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3-03-30 0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2-11-0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2-10-1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2-09-07 0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2-08-01 0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2-06-26 0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2-04-16 0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1-10-04 0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1-06-28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1-05-22 0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2001-04-16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8-11-2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8-05-12 0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7-07-02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7-04-2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7-01-1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6-12-1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6-11-2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6-10-23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6-08-2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6-05-3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6-03-29 0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6-02-09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5-12-0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5-10-2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5-10-0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5-06-28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5-02-28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5-02-14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4-12-23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4-10-2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4-09-1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4-06-17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4-04-22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4-03-18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4-03-0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4-01-26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3-12-10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3-11-1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93-10-09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88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3490</text:p>
          </table:table-cell>
          <table:table-cell office:value-type="string" calcext:value-type="string">
            <text:p>1988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6" meta:object-count="0"/>
    <meta:user-defined meta:name="AppVersion">3.0</meta:user-defined>
  </office:meta>
</office:document-meta>
</file>